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automatic-styles>
    <style:style style:name="P1" style:family="paragraph" style:parent-style-name="Text_20_body">
      <style:text-properties officeooo:paragraph-rsid="00010742"/>
    </style:style>
    <style:style style:name="T1" style:family="text">
      <style:text-properties fo:font-variant="normal" fo:text-transform="none" fo:color="#d83713" loext:opacity="100%" style:font-name="serif" fo:font-size="12pt" fo:letter-spacing="normal" fo:font-style="normal" fo:font-weight="normal" style:font-size-asian="12pt" style:font-size-complex="12pt"/>
    </style:style>
    <style:style style:name="T2" style:family="text">
      <style:text-properties style:font-name="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Heritage: Vườn quốc gia Phong Nha – Kẻ Bàng: heritageId: </text:span></text:span><text:span text:style-name="Strong_20_Emphasis"><text:span text:style-name="T1">67f3edb13834bd66e6e1c66e</text:span></text:span></text:p>
      <text:p text:style-name="P1"><text:span text:style-name="Strong_20_Emphasis">Link tham khảo:</text:span> <text:a xlink:type="simple" xlink:href="https://vi.wikipedia.org/wiki/Vườn_quốc_gia_Phong_Nha_–_Kẻ_Bàng" text:style-name="Internet_20_link" text:visited-style-name="Visited_20_Internet_20_Link">https://vi.wikipedia.org/wiki/V%C6%B0%E1%BB%9Dn_qu%E1%BB%91c_gia_Phong_Nha_%E2%80%93_K%E1%BA%BB_B%C3%A0ng</text:a></text:p>
      <text:p text:style-name="P1"><text:span text:style-name="Strong_20_Emphasis">Câu 1:</text:span> Vườn quốc gia Phong Nha – Kẻ Bàng được UNESCO công nhận là Di sản thế giới lần đầu vào năm nào?</text:p>
      <text:p text:style-name="P1">A. 1999</text:p>
      <text:p text:style-name="P1">B. 2003</text:p>
      <text:p text:style-name="P1">C. 2007</text:p>
      <text:p text:style-name="P1">D. 2010</text:p>
      <text:p text:style-name="P1"><text:span text:style-name="Strong_20_Emphasis">Đáp án đúng:</text:span> B. 2003</text:p>
      <text:p text:style-name="P1"><text:span text:style-name="Strong_20_Emphasis">Giải thích:</text:span> Năm 2003, Phong Nha – Kẻ Bàng được UNESCO công nhận là Di sản thiên nhiên thế giới nhờ giá trị nổi bật về địa chất và địa mạo.</text:p>
      <text:p text:style-name="Horizontal_20_Line"/>
      <text:p text:style-name="P1"><text:span text:style-name="Strong_20_Emphasis">Câu 2:</text:span> Vườn quốc gia Phong Nha – Kẻ Bàng nằm ở tỉnh nào của Việt Nam?</text:p>
      <text:p text:style-name="P1">A. Quảng Bình</text:p>
      <text:p text:style-name="P1">B. Hà Tĩnh</text:p>
      <text:p text:style-name="P1">C. Nghệ An</text:p>
      <text:p text:style-name="P1">D. Quảng Trị</text:p>
      <text:p text:style-name="P1"><text:span text:style-name="Strong_20_Emphasis">Đáp án đúng:</text:span> A. Quảng Bình</text:p>
      <text:p text:style-name="P1"><text:span text:style-name="Strong_20_Emphasis">Giải thích:</text:span> Phong Nha – Kẻ Bàng tọa lạc tại huyện Bố Trạch và Minh Hóa, tỉnh Quảng Bình.</text:p>
      <text:p text:style-name="Horizontal_20_Line"/>
      <text:p text:style-name="P1"><text:span text:style-name="Strong_20_Emphasis">Câu 3:</text:span> Hệ thống hang động tại Phong Nha – Kẻ Bàng có tổng chiều dài đã khảo sát vào khoảng bao nhiêu km?</text:p>
      <text:p text:style-name="P1">A. 50 km</text:p>
      <text:p text:style-name="P1">B. 104 km</text:p>
      <text:p text:style-name="P1">C. 200 km</text:p>
      <text:p text:style-name="P1">D. 350 km</text:p>
      <text:p text:style-name="P1"><text:span text:style-name="Strong_20_Emphasis">Đáp án đúng:</text:span> D. 350 km</text:p>
      <text:p text:style-name="P1"><text:span text:style-name="Strong_20_Emphasis">Giải thích:</text:span> Tính đến nay, hệ thống hang động tại Phong Nha – Kẻ Bàng đã được khảo sát với tổng chiều dài hơn 350 km.</text:p>
      <text:p text:style-name="Horizontal_20_Line"/>
      <text:p text:style-name="P1"><text:span text:style-name="Strong_20_Emphasis">Câu 4:</text:span> Hang động nào tại Phong Nha – Kẻ Bàng từng được mệnh danh là hang động lớn nhất thế giới?</text:p>
      <text:p text:style-name="P1"><text:soft-page-break/>A. Hang Tối</text:p>
      <text:p text:style-name="P1">B. Hang Sơn Đoòng</text:p>
      <text:p text:style-name="P1">C. Hang Én</text:p>
      <text:p text:style-name="P1">D. Hang Thiên Đường</text:p>
      <text:p text:style-name="P1"><text:span text:style-name="Strong_20_Emphasis">Đáp án đúng:</text:span> B. Hang Sơn Đoòng</text:p>
      <text:p text:style-name="P1"><text:span text:style-name="Strong_20_Emphasis">Giải thích:</text:span> Hang Sơn Đoòng, được phát hiện năm 1991 và công bố năm 2009, hiện được biết đến là hang động lớn nhất thế giới.</text:p>
      <text:p text:style-name="Horizontal_20_Line"/>
      <text:p text:style-name="P1"><text:span text:style-name="Strong_20_Emphasis">Câu 5:</text:span> Phong Nha – Kẻ Bàng nổi bật bởi loại địa hình chính nào?</text:p>
      <text:p text:style-name="P1">A. Đồng bằng phù sa</text:p>
      <text:p text:style-name="P1">B. Cao nguyên đá vôi</text:p>
      <text:p text:style-name="P1">C. Đồi cát ven biển</text:p>
      <text:p text:style-name="P1">D. Núi lửa bazan</text:p>
      <text:p text:style-name="P1"><text:span text:style-name="Strong_20_Emphasis">Đáp án đúng:</text:span> B. Cao nguyên đá vôi</text:p>
      <text:p text:style-name="P1"><text:span text:style-name="Strong_20_Emphasis">Giải thích:</text:span> Vườn quốc gia Phong Nha – Kẻ Bàng chủ yếu là địa hình núi đá vôi với lịch sử hình thành hơn 400 triệu năm.</text:p>
      <text:p text:style-name="Horizontal_20_Line"/>
      <text:p text:style-name="P1"><text:span text:style-name="Strong_20_Emphasis">Câu 6:</text:span> Hang động nào trong Phong Nha – Kẻ Bàng nổi tiếng với dòng sông ngầm dài nhất?</text:p>
      <text:p text:style-name="P1">A. Hang Tối</text:p>
      <text:p text:style-name="P1">B. Hang Thiên Đường</text:p>
      <text:p text:style-name="P1">C. Động Phong Nha</text:p>
      <text:p text:style-name="P1">D. Hang Én</text:p>
      <text:p text:style-name="P1"><text:span text:style-name="Strong_20_Emphasis">Đáp án đúng:</text:span> C. Động Phong Nha</text:p>
      <text:p text:style-name="P1"><text:span text:style-name="Strong_20_Emphasis">Giải thích:</text:span> Động Phong Nha có dòng sông ngầm dài nhất trong hệ thống hang động đã được khám phá tại đây.</text:p>
      <text:p text:style-name="Horizontal_20_Line"/>
      <text:p text:style-name="P1"><text:span text:style-name="Strong_20_Emphasis">Câu 7:</text:span> Khu vực Phong Nha – Kẻ Bàng có hệ sinh thái đặc trưng nào?</text:p>
      <text:p text:style-name="P1">A. Rừng ngập mặn</text:p>
      <text:p text:style-name="P1">B. Rừng mưa nhiệt đới</text:p>
      <text:p text:style-name="P1">C. Rừng ôn đới</text:p>
      <text:p text:style-name="P1">D. Sa mạc hóa</text:p>
      <text:p text:style-name="P1"><text:span text:style-name="Strong_20_Emphasis">Đáp án đúng:</text:span> B. Rừng mưa nhiệt đới</text:p>
      <text:p text:style-name="P1"><text:soft-page-break/><text:span text:style-name="Strong_20_Emphasis">Giải thích:</text:span> Vườn quốc gia Phong Nha – Kẻ Bàng sở hữu hệ sinh thái rừng mưa nhiệt đới với đa dạng sinh học phong phú.</text:p>
      <text:p text:style-name="Horizontal_20_Line"/>
      <text:p text:style-name="P1"><text:span text:style-name="Strong_20_Emphasis">Câu 8:</text:span> Hệ động vật tại Phong Nha – Kẻ Bàng có khoảng bao nhiêu loài động vật có xương sống?</text:p>
      <text:p text:style-name="P1">A. 100 loài</text:p>
      <text:p text:style-name="P1">B. 500 loài</text:p>
      <text:p text:style-name="P1">C. 800 loài</text:p>
      <text:p text:style-name="P1">D. 1000 loài</text:p>
      <text:p text:style-name="P1"><text:span text:style-name="Strong_20_Emphasis">Đáp án đúng:</text:span> C. 800 loài</text:p>
      <text:p text:style-name="P1"><text:span text:style-name="Strong_20_Emphasis">Giải thích:</text:span> Theo thống kê, Phong Nha – Kẻ Bàng là nơi sinh sống của hơn 800 loài động vật có xương sống.</text:p>
      <text:p text:style-name="Horizontal_20_Line"/>
      <text:p text:style-name="P1"><text:span text:style-name="Strong_20_Emphasis">Câu 9:</text:span> Phong Nha – Kẻ Bàng được mở rộng thêm và được UNESCO công nhận lần hai vào năm nào?</text:p>
      <text:p text:style-name="P1">A. 2010</text:p>
      <text:p text:style-name="P1">B. 2013</text:p>
      <text:p text:style-name="P1">C. 2015</text:p>
      <text:p text:style-name="P1">D. 2017</text:p>
      <text:p text:style-name="P1"><text:span text:style-name="Strong_20_Emphasis">Đáp án đúng:</text:span> C. 2015</text:p>
      <text:p text:style-name="P1"><text:span text:style-name="Strong_20_Emphasis">Giải thích:</text:span> Vào năm 2015, UNESCO công nhận mở rộng Di sản Phong Nha – Kẻ Bàng dựa trên tiêu chí về đa dạng sinh học.</text:p>
      <text:p text:style-name="Horizontal_20_Line"/>
      <text:p text:style-name="P1"><text:span text:style-name="Strong_20_Emphasis">Câu 10:</text:span> Hang Sơn Đoòng được một nhóm thám hiểm nào khảo sát và công bố ra thế giới?</text:p>
      <text:p text:style-name="P1">A. National Geographic</text:p>
      <text:p text:style-name="P1">B. British Cave Research Association (BCRA)</text:p>
      <text:p text:style-name="P1">C. Câu lạc bộ hang động Pháp</text:p>
      <text:p text:style-name="P1">D. Hiệp hội Địa chất Mỹ</text:p>
      <text:p text:style-name="P1"><text:span text:style-name="Strong_20_Emphasis">Đáp án đúng:</text:span> B. British Cave Research Association (BCRA)</text:p>
      <text:p text:style-name="P1"><text:span text:style-name="Strong_20_Emphasis">Giải thích:</text:span> Nhóm thám hiểm của Hiệp hội nghiên cứu hang động Hoàng gia Anh (BCRA) khảo sát và công bố Hang Sơn Đoòng năm 2009.</text:p>
      <text:p text:style-name="Horizontal_20_Line"/>
      <text:p text:style-name="P1"><text:span text:style-name="Strong_20_Emphasis">Câu 11:</text:span> Trong hệ thống hang động tại Phong Nha – Kẻ Bàng, động Phong Nha nổi tiếng nhờ kỷ lục nào?</text:p>
      <text:p text:style-name="P1">A. Hang động có thạch nhũ cao nhất</text:p>
      <text:p text:style-name="P1"><text:soft-page-break/>B. Hang động có dòng sông ngầm dài nhất</text:p>
      <text:p text:style-name="P1">C. Hang động có cửa vào lớn nhất</text:p>
      <text:p text:style-name="P1">D. Hang động có nhiều hóa thạch nhất</text:p>
      <text:p text:style-name="P1"><text:span text:style-name="Strong_20_Emphasis">Đáp án đúng:</text:span> B. Hang động có dòng sông ngầm dài nhất</text:p>
      <text:p text:style-name="P1"><text:span text:style-name="Strong_20_Emphasis">Giải thích:</text:span> Động Phong Nha nổi tiếng với dòng sông ngầm dài nhất từng được đo đạt trong khu vực.</text:p>
      <text:p text:style-name="Horizontal_20_Line"/>
      <text:p text:style-name="P1"><text:span text:style-name="Strong_20_Emphasis">Câu 12:</text:span> Vườn quốc gia Phong Nha – Kẻ Bàng tiếp giáp với khu vực bảo tồn thiên nhiên nào của Lào?</text:p>
      <text:p text:style-name="P1">A. Khu bảo tồn Nakai-Nam Theun</text:p>
      <text:p text:style-name="P1">B. Khu bảo tồn Phou Hin Poun</text:p>
      <text:p text:style-name="P1">C. Khu bảo tồn Xe Pian</text:p>
      <text:p text:style-name="P1">D. Khu bảo tồn Nam Et-Phou Louey</text:p>
      <text:p text:style-name="P1"><text:span text:style-name="Strong_20_Emphasis">Đáp án đúng:</text:span> A. Khu bảo tồn Nakai-Nam Theun</text:p>
      <text:p text:style-name="P1"><text:span text:style-name="Strong_20_Emphasis">Giải thích:</text:span> Phong Nha – Kẻ Bàng giáp ranh với Khu bảo tồn thiên nhiên Nakai-Nam Theun ở Lào, tạo thành một hành lang sinh thái xuyên biên giới.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1:34:40.761462268</meta:creation-date>
    <dc:date>2025-04-27T21:38:39.527247253</dc:date>
    <meta:editing-duration>PT4M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4" meta:paragraph-count="86" meta:word-count="823" meta:character-count="3824" meta:non-whitespace-character-count="3067"/>
  </office:meta>
</office:document-meta>
</file>